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0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ext_20_body" style:list-style-name="L172">
      <style:paragraph-properties fo:margin-top="0in" fo:margin-bottom="0in"/>
    </style:style>
    <style:style style:name="P384" style:family="paragraph" style:parent-style-name="Text_20_body" style:list-style-name="L173">
    </style:style>
    <style:style style:name="P385" style:family="paragraph" style:parent-style-name="Text_20_body" style:list-style-name="L174">
      <style:paragraph-properties fo:margin-top="0in" fo:margin-bottom="0in"/>
    </style:style>
    <style:style style:name="P386" style:family="paragraph" style:parent-style-name="Text_20_body" style:list-style-name="L175">
      <style:paragraph-properties fo:margin-top="0in" fo:margin-bottom="0in"/>
    </style:style>
    <style:style style:name="P387" style:family="paragraph" style:parent-style-name="Text_20_body" style:list-style-name="L176">
      <style:paragraph-properties fo:margin-top="0in" fo:margin-bottom="0in"/>
    </style:style>
    <style:style style:name="P388" style:family="paragraph" style:parent-style-name="Text_20_body" style:list-style-name="L177">
      <style:paragraph-properties fo:margin-top="0in" fo:margin-bottom="0in"/>
    </style:style>
    <style:style style:name="P389" style:family="paragraph" style:parent-style-name="Text_20_body" style:list-style-name="L178">
      <style:paragraph-properties fo:margin-top="0in" fo:margin-bottom="0in"/>
    </style:style>
    <style:style style:name="P390" style:family="paragraph" style:parent-style-name="Text_20_body" style:list-style-name="L179">
    </style:style>
    <style:style style:name="P391" style:family="paragraph" style:parent-style-name="Table_20_Heading">
      <style:paragraph-properties fo:text-align="end" style:justify-single-word="false"/>
    </style:style>
    <style:style style:name="P392" style:family="paragraph" style:parent-style-name="Table_20_Contents">
      <style:paragraph-properties fo:text-align="end" style:justify-single-word="false"/>
    </style:style>
    <style:style style:name="P393" style:family="paragraph" style:parent-style-name="Text_20_body" style:list-style-name="L180">
      <style:paragraph-properties fo:margin-top="0in" fo:margin-bottom="0in"/>
    </style:style>
    <style:style style:name="P394" style:family="paragraph" style:parent-style-name="Table_20_Heading">
      <style:paragraph-properties fo:text-align="end" style:justify-single-word="false"/>
    </style:style>
    <style:style style:name="P395" style:family="paragraph" style:parent-style-name="Table_20_Contents">
      <style:paragraph-properties fo:text-align="end" style:justify-single-word="false"/>
    </style:style>
    <style:style style:name="P396" style:family="paragraph" style:parent-style-name="Text_20_body" style:list-style-name="L181">
      <style:paragraph-properties fo:margin-top="0in" fo:margin-bottom="0in"/>
    </style:style>
    <style:style style:name="P397" style:family="paragraph" style:parent-style-name="Text_20_body" style:list-style-name="L18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 style:rel-width="100%"/>
    </style:style>
    <style:style style:name="Table9.A" style:family="table-column">
      <style:table-column-properties style:rel-column-width="15603*"/>
    </style:style>
    <style:style style:name="Table9.B" style:family="table-column">
      <style:table-column-properties style:rel-column-width="49931*"/>
    </style:style>
    <style:style style:name="Table10" style:family="table">
      <style:table-properties table:align="center" style:rel-width="100%"/>
    </style:style>
    <style:style style:name="Table10.A" style:family="table-column">
      <style:table-column-properties style:rel-column-width="16383*"/>
    </style:style>
    <style:style style:name="Table1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1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Converte a tabela de dados para o formato longo. (larga -&gt; longo)<text:line-break/></text:p>
        </text:list-item>
        <text:list-item>
          <text:p text:style-name="P378"><text:span text:style-name="Source_Text">pivot_wider()</text:span> ou <text:span text:style-name="Source_Text">spread()</text:span><text:line-break/>Converte a tabela de dados para o formato larga. (longo -&gt; larga)<text:line-break/></text:p>
        </text:list-item>
        <text:list-item>
          <text:p text:style-name="P378"><text:span text:style-name="Source_Text">separate()</text:span><text:line-break/>Separa as respostas que estão em uma unica coluna para diversas colunas.<text:line-break/></text:p>
        </text:list-item>
        <text:list-item>
          <text:p text:style-name="P378"><text:span text:style-name="Source_Text">unite()</text:span><text:line-break/>O comando unite é utilizado para unir duas ou mais colunas em uma unica coluna.<text:line-break/></text:p>
        </text:list-item>
        <text:list-item>
          <text:p text:style-name="P378"><text:span text:style-name="Source_Text">complete()</text:span><text:line-break/>Completa as combinações de duas colunas, se não houver valor completa com <text:span text:style-name="T2">NA</text:span>.<text:line-break/></text:p>
        </text:list-item>
        <text:list-item>
          <text:p text:style-name="P378"><text:span text:style-name="Source_Text">drop_na()</text:span><text:line-break/>Elimina as linhas, especificadas ou não, com valor <text:span text:style-name="T2">NA</text:span>.<text:line-break/></text:p>
        </text:list-item>
        <text:list-item>
          <text:p text:style-name="P378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68">
        <text:list-item>
          <text:p text:style-name="P379"><text:span text:style-name="T2">data.table</text:span><text:line-break/></text:p>
          <text:list text:style-name="L169">
            <text:list-item>
              <text:p text:style-name="P380">Manipulando linhas<text:line-break/></text:p>
            </text:list-item>
            <text:list-item>
              <text:p text:style-name="P380">Manipulando colunas<text:line-break/></text:p>
            </text:list-item>
            <text:list-item>
              <text:p text:style-name="P380">Sumarizando dados<text:line-break/></text:p>
            </text:list-item>
            <text:list-item>
              <text:p text:style-name="P380">Operando um subconjunto de dados</text:p>
              <text:list text:style-name="L170">
                <text:list-item>
                  <text:p text:style-name="P381"><text:span text:style-name="T1">lapply</text:span><text:line-break/></text:p>
                </text:list-item>
              </text:list>
            </text:list-item>
            <text:list-item>
              <text:p text:style-name="P380">modificando dados com set:</text:p>
              <text:list text:style-name="L171">
                <text:list-item>
                  <text:p text:style-name="P382"><text:span text:style-name="T1">set</text:span><text:line-break/>modificando um valor.<text:line-break/></text:p>
                </text:list-item>
                <text:list-item>
                  <text:p text:style-name="P382"><text:span text:style-name="T1">setnames</text:span><text:line-break/>modificando nome da coluna.<text:line-break/></text:p>
                </text:list-item>
                <text:list-item>
                  <text:p text:style-name="P382"><text:span text:style-name="T1">setorder</text:span><text:line-break/>modificando ordem das linhas.<text:line-break/></text:p>
                </text:list-item>
                <text:list-item>
                  <text:p text:style-name="P382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72">
        <text:list-item>
          <text:p text:style-name="P383">Gráficos basicos:<text:line-break/></text:p>
        </text:list-item>
      </text:list>
      <text:list text:style-name="L173">
        <text:list-item>
          <text:p text:style-name="P384">Gráfico de barras<text:line-break/><text:span text:style-name="T2">barplot</text:span><text:line-break/></text:p>
        </text:list-item>
        <text:list-item>
          <text:p text:style-name="P384">Gráfico circular (pizza)<text:line-break/><text:span text:style-name="T2">pie</text:span></text:p>
        </text:list-item>
        <text:list-item>
          <text:p text:style-name="P384">Gráfico de linhas<text:line-break/><text:span text:style-name="T2">plot</text:span></text:p>
          <text:list text:style-name="L174">
            <text:list-item>
              <text:p text:style-name="P385">Para adicionar mais linhas no grafico.<text:line-break/><text:span text:style-name="T2">lines</text:span></text:p>
            </text:list-item>
          </text:list>
        </text:list-item>
        <text:list-item>
          <text:p text:style-name="P384">Gráfico de dispersão<text:line-break/></text:p>
          <text:list text:style-name="L175">
            <text:list-item>
              <text:p text:style-name="P386">Para obter a correlação.<text:line-break/><text:span text:style-name="T2">cor</text:span>(x,y)<text:line-break/></text:p>
            </text:list-item>
            <text:list-item>
              <text:p text:style-name="P386">Para obter o coeficiente da reta de regressão.<text:line-break/><text:span text:style-name="T2">lm</text:span>(y ~x)$coef<text:line-break/></text:p>
            </text:list-item>
            <text:list-item>
              <text:p text:style-name="P386">Adiciona a reta tracejada.<text:line-break/><text:span text:style-name="T2">abline</text:span><text:line-break/></text:p>
            </text:list-item>
          </text:list>
        </text:list-item>
        <text:list-item>
          <text:p text:style-name="P384">Histograma<text:line-break/><text:span text:style-name="T2">hist</text:span><text:line-break/></text:p>
        </text:list-item>
        <text:list-item>
          <text:p text:style-name="P384"><text:span text:style-name="T2">Boxplot</text:span> (diagrama de caixa)<text:line-break/></text:p>
        </text:list-item>
      </text:list>
      <text:list text:style-name="L176">
        <text:list-item>
          <text:p text:style-name="P387">Pacote <text:span text:style-name="T2">ggplot2</text:span><text:line-break/></text:p>
        </text:list-item>
      </text:list>
      <text:list text:style-name="L177">
        <text:list-item>
          <text:p text:style-name="P388">Constroi diversos tipos de graficos a partir da mesma estrutura de componentes:<text:line-break/></text:p>
          <text:list text:style-name="L178">
            <text:list-item>
              <text:p text:style-name="P389"><text:span text:style-name="T1">data</text:span>: referente ao banco de dados.<text:line-break/></text:p>
            </text:list-item>
            <text:list-item>
              <text:p text:style-name="P389"><text:span text:style-name="T1">geom_forma</text:span>: um rol de tipos possiveis de representação dos dados.<text:line-break/></text:p>
            </text:list-item>
            <text:list-item>
              <text:p text:style-name="P389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79">
        <text:list-item>
          <text:p text:style-name="P390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390">Quais formatos podemos utilizar no ggplot2 - geom_forma?<text:line-break/></text:p>
        </text:list-item>
      </text:list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391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392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392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392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392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392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392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392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392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392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392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392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392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392">Produz um grafico em forma de violino.</text:p>
          </table:table-cell>
        </table:table-row>
      </table:table>
      <text:list text:style-name="L180">
        <text:list-item>
          <text:p text:style-name="P393">Nome dos argumentos para adicionar efeito em graficos do pacote ggplot2.</text:p>
        </text:list-item>
      </text:list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394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395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395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395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395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395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395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395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395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395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395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395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395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395">Define parametros para os eixos manualmente.</text:p>
          </table:table-cell>
        </table:table-row>
      </table:table>
      <text:list text:style-name="L181">
        <text:list-item>
          <text:p text:style-name="P396">Definindo um tema para o grafico <text:span text:style-name="T2">ggplot</text:span>.<text:line-break/></text:p>
          <text:list text:style-name="L182">
            <text:list-item>
              <text:p text:style-name="P397"><text:span text:style-name="T1">theme_gray</text:span><text:line-break/>Fundo cinza e linhas grandes brancas.<text:line-break/></text:p>
            </text:list-item>
            <text:list-item>
              <text:p text:style-name="P397"><text:span text:style-name="T1">theme_bw</text:span><text:line-break/>O classico preto e branco. Otimo para projetor.<text:line-break/></text:p>
            </text:list-item>
            <text:list-item>
              <text:p text:style-name="P397"><text:span text:style-name="T1">theme_linedraw</text:span><text:line-break/>Linhas pretasde varias larguras num fundo branco. semelhante ao theme_bw.<text:line-break/></text:p>
            </text:list-item>
            <text:list-item>
              <text:p text:style-name="P397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397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397"><text:span text:style-name="T1">theme_minimal</text:span><text:line-break/>Um tema minimalista sem anotações de fundo.<text:line-break/></text:p>
            </text:list-item>
            <text:list-item>
              <text:p text:style-name="P397"><text:span text:style-name="T1">theme_classic</text:span><text:line-break/>Tema classico, com linhas do eixo x e y, sem linhas de grade.<text:line-break/></text:p>
            </text:list-item>
            <text:list-item>
              <text:p text:style-name="P397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01T22:10:53Z</meta:creation-date>
    <dc:date>2023-04-01T22:10:53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1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